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305cm" svg:stroke-color="#000000" draw:marker-start-width="1.117cm" draw:marker-end-width="1.117cm" draw:textarea-horizontal-align="justify" draw:textarea-vertical-align="middle" draw:auto-grow-height="false" fo:min-height="1.605cm" fo:min-width="1.482cm" fo:padding-top="0.277cm" fo:padding-bottom="0.277cm" fo:padding-left="0.402cm" fo:padding-right="0.402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.286cm" svg:height="2.159cm" svg:x="14.97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2.811cm" svg:y="12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4.97cm" svg:y="6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7.35cm" svg:y="12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2.524cm" svg:y="12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4.937cm" svg:y="12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5.097cm" svg:y="8.87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2.143cm" svg:y="8.49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2.143cm" svg:y="6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4.97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2.27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9.89cm" svg:y="13.0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4.429cm" svg:y="4.17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6.842cm" svg:y="4.0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6.715cm" svg:y="6.33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5.224cm" svg:y="11.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2.27cm" svg:y="10.7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6.842cm" svg:y="8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4.843cm" svg:y="3.92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4.843cm" svg:y="6.20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5.097cm" svg:y="8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4.992cm" svg:y="3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5.097cm" svg:y="11.03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9.001cm" svg:y="8.36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2.176cm" svg:y="13.0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5.351cm" svg:y="13.31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9.415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21.701cm" svg:y="8.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9.304cm" svg:y="10.77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9.304cm" svg:y="12.9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9.415cm" svg:y="15.35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9.415cm" svg:y="17.7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7.129cm" svg:y="17.76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4.716cm" svg:y="17.6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4.589cm" svg:y="20.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4.589cm" svg:y="22.3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7.129cm" svg:y="22.46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4.589cm" svg:y="24.87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2.176cm" svg:y="20.3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9.89cm" svg:y="20.17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7.477cm" svg:y="20.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9.89cm" svg:y="18.01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9.89cm" svg:y="22.20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9.763cm" svg:y="24.4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7.477cm" svg:y="24.4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5.064cm" svg:y="20.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2.778cm" svg:y="20.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2.778cm" svg:y="22.33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2.651cm" svg:y="24.6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2.651cm" svg:y="26.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4.97cm" svg:y="-0.1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2.557cm" svg:y="-0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0.144cm" svg:y="-0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7.858cm" svg:y="-0.3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4.843cm" svg:y="2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4.843cm" svg:y="2.01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7.51cm" svg:y="3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286cm" svg:height="2.159cm" svg:x="12.557cm" svg:y="4.04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305cm" draw:dots2="1" draw:dots2-length="0.051cm" draw:distance="0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#000000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11:35:12.981828740</meta:creation-date>
    <dc:date>2019-05-28T23:25:24.497037671</dc:date>
    <meta:editing-duration>PT9H26M18S</meta:editing-duration>
    <meta:editing-cycles>3</meta:editing-cycles>
    <meta:generator>LibreOffice/6.1.5.2$Linux_X86_64 LibreOffice_project/10$Build-2</meta:generator>
    <meta:document-statistic meta:object-count="58"/>
  </office:meta>
</office:document-meta>
</file>